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right="-46.2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SCHEMA LOGICO</text:span></text:p>
      <text:p text:style-name="P1"><text:span text:style-name="T2"/></text:p>
      <text:p text:style-name="P2"><text:span text:style-name="T3">UTENTE(n</text:span><text:span text:style-name="T4">ome</text:span><text:span text:style-name="T5">,<text:s/></text:span><text:span text:style-name="T6">email</text:span><text:span text:style-name="T7">, password, tipo, residenza, datanascita)</text:span></text:p>
      <text:p text:style-name="P2"><text:span text:style-name="T8"/></text:p>
      <text:p text:style-name="P2"><text:span text:style-name="T9"><text:s/>PREFERENZA(</text:span><text:span text:style-name="T10">nome[UTENTE], nomec[CATEGORIA]</text:span><text:span text:style-name="T11">)<text:s text:c="2"/></text:span></text:p>
      <text:p text:style-name="P2"><text:span text:style-name="T12"/></text:p>
      <text:p text:style-name="P2"><text:span text:style-name="T13">CATEGORIA(</text:span><text:span text:style-name="T14">nomec)</text:span></text:p>
      <text:p text:style-name="P2"><text:span text:style-name="T15"/></text:p>
      <text:p text:style-name="P2"><text:span text:style-name="T16">SOTTOCATEGORIA(</text:span><text:span text:style-name="T17">nomec[CATEGORIA], nomesc)</text:span><text:span text:style-name="T18"><text:s/></text:span></text:p>
      <text:p text:style-name="P2"><text:span text:style-name="T19"/></text:p>
      <text:p text:style-name="P2"><text:span text:style-name="T20">TOPIC1(</text:span><text:span text:style-name="T21">nomec[CATEGORIA], (nome, data)[DOMANDAPERTA]</text:span><text:span text:style-name="T22">)</text:span></text:p>
      <text:p text:style-name="P2"><text:span text:style-name="T23"/></text:p>
      <text:p text:style-name="P2"><text:span text:style-name="T24">TOPIC2(</text:span><text:span text:style-name="T25">nomec[CATEGORIA], (nome, data</text:span><text:span text:style-name="T26">)[SONDAGGIO])</text:span></text:p>
      <text:p text:style-name="P2"><text:span text:style-name="T27"/></text:p>
      <text:p text:style-name="P2"><text:span text:style-name="T28">DOMANDAPERTA(</text:span><text:span text:style-name="T29">nome[UTENTE], data,</text:span><text:span text:style-name="T30"><text:s/>testo, imgurl, imgtesto, chiusa) </text:span></text:p>
      <text:p text:style-name="P2"><text:span text:style-name="T31"/></text:p>
      <text:p text:style-name="P2"><text:span text:style-name="T32">SONDAGGIO(</text:span><text:span text:style-name="T33">nome[UTENTE], data,</text:span><text:span text:style-name="T34"><text:s/>testo, imgurl, imgtesto, chiusa)</text:span></text:p>
      <text:p text:style-name="P2"><text:span text:style-name="T35"/></text:p>
      <text:p text:style-name="P2"><text:span text:style-name="T36">RISPOSTAPREDEFINITA(</text:span><text:span text:style-name="T37">nome[UTENTE], (nome,data)[SONDAGGIO]</text:span><text:span text:style-name="T38">, anonimo, testorisp)</text:span></text:p>
      <text:p text:style-name="P2"><text:span text:style-name="T39"/></text:p>
      <text:p text:style-name="P3"><text:span text:style-name="T40">RISPOSTAPERTA(nome[</text:span><text:span text:style-name="T41">UTENTE], data,</text:span><text:span text:style-name="T42"><text:s/>testo, anonimo, votopositivo, votonegativo,<text:s text:c="2"/>(nome,data)[DOMANDAPERTA])</text:span></text:p>
      <text:p text:style-name="P4"><text:span text:style-name="T43"/></text:p>
      <text:p text:style-name="P4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